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C16800027A960000D87D1362F884.svg" manifest:media-type="image/svg+xml"/>
  <manifest:file-entry manifest:full-path="Pictures/10000001000004BB0000019DAAFC854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76cm" svg:height="9.337cm" svg:x="1.952cm" svg:y="7.855cm">
          <draw:image xlink:href="Pictures/1003C16800027A960000D87D1362F884.svg" xlink:type="simple" xlink:show="embed" xlink:actuate="onLoad" draw:mime-type="image/svg+xml">
            <text:p/>
          </draw:image>
          <draw:image xlink:href="Pictures/10000001000004BB0000019DAAFC854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3T08:09:22.032749400</meta:creation-date>
    <dc:date>2025-11-13T08:11:44.037823800</dc:date>
    <meta:editing-duration>PT2M22S</meta:editing-duration>
    <meta:editing-cycles>1</meta:editing-cycles>
    <meta:document-statistic meta:object-count="1"/>
    <meta:generator>LibreOffice/25.8.2.2$Windows_X86_64 LibreOffice_project/d401f2107ccab8f924a8e2df40f573aab7605b6f</meta:generator>
  </office:meta>
</office:document-meta>
</file>